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0c4f83" officeooo:paragraph-rsid="000c4f83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2pt" fo:font-weight="normal" officeooo:rsid="000cf78f" officeooo:paragraph-rsid="000cf7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rsid="0026a458" officeooo:paragraph-rsid="0026a45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dcc56"/>
    </style:style>
    <style:style style:name="P5" style:family="paragraph" style:parent-style-name="Standard">
      <style:paragraph-properties fo:text-align="start" style:justify-single-word="false"/>
      <style:text-properties officeooo:paragraph-rsid="002309a1"/>
    </style:style>
    <style:style style:name="P6" style:family="paragraph" style:parent-style-name="Standard">
      <style:paragraph-properties fo:text-align="start" style:justify-single-word="false"/>
      <style:text-properties officeooo:paragraph-rsid="0025ca9a"/>
    </style:style>
    <style:style style:name="P7" style:family="paragraph" style:parent-style-name="Standard">
      <style:paragraph-properties fo:text-align="start" style:justify-single-word="false"/>
      <style:text-properties officeooo:paragraph-rsid="002ffb16"/>
    </style:style>
    <style:style style:name="P8" style:family="paragraph" style:parent-style-name="Standard">
      <style:paragraph-properties fo:text-align="start" style:justify-single-word="false"/>
      <style:text-properties officeooo:paragraph-rsid="00332213"/>
    </style:style>
    <style:style style:name="P9" style:family="paragraph" style:parent-style-name="Standard">
      <style:paragraph-properties fo:text-align="start" style:justify-single-word="false"/>
      <style:text-properties officeooo:paragraph-rsid="00333a49"/>
    </style:style>
    <style:style style:name="P10" style:family="paragraph" style:parent-style-name="Standard">
      <style:text-properties officeooo:rsid="000fa406" officeooo:paragraph-rsid="000fa406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22e7" officeooo:paragraph-rsid="002422e7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b2c29" officeooo:paragraph-rsid="002b2c2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32213" officeooo:paragraph-rsid="00332213" style:font-weight-asian="normal" style:font-weight-complex="normal"/>
    </style:style>
    <style:style style:name="P14" style:family="paragraph" style:parent-style-name="Standard" style:list-style-name="L1">
      <style:text-properties fo:font-size="12pt" fo:font-weight="normal" officeooo:rsid="000c4f83" officeooo:paragraph-rsid="000c4f83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0cf78f" officeooo:paragraph-rsid="000cf78f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text-properties fo:font-size="12pt" fo:font-weight="normal" officeooo:rsid="000cf78f" officeooo:paragraph-rsid="000cf78f" style:font-size-asian="10.5pt" style:font-weight-asian="normal" style:font-size-complex="12pt" style:font-weight-complex="normal"/>
    </style:style>
    <style:style style:name="P17" style:family="paragraph" style:parent-style-name="Standard" style:list-style-name="L5">
      <style:text-properties fo:font-size="12pt" fo:font-weight="normal" officeooo:rsid="000dcc56" officeooo:paragraph-rsid="000dcc5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dcc56" officeooo:paragraph-rsid="000dcc5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dcc56" officeooo:paragraph-rsid="000dcc56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fa406" officeooo:paragraph-rsid="000fa406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text-properties fo:font-size="12pt" fo:font-weight="normal" officeooo:rsid="0011058a" officeooo:paragraph-rsid="0011058a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fo:font-weight="normal" officeooo:rsid="001489bf" officeooo:paragraph-rsid="001489bf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text-properties fo:font-size="12pt" fo:font-weight="normal" officeooo:rsid="0014a9c5" officeooo:paragraph-rsid="0014a9c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4a9c5" officeooo:paragraph-rsid="0014a9c5" style:font-size-asian="10.5pt" style:font-weight-asian="normal" style:font-size-complex="12pt" style:font-weight-complex="normal"/>
    </style:style>
    <style:style style:name="P25" style:family="paragraph" style:parent-style-name="Standard" style:list-style-name="L8">
      <style:text-properties fo:font-size="12pt" fo:font-weight="normal" officeooo:rsid="0016a7c1" officeooo:paragraph-rsid="0016a7c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6a7c1" officeooo:paragraph-rsid="0016a7c1" style:font-size-asian="10.5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fo:font-weight="normal" officeooo:rsid="00182595" officeooo:paragraph-rsid="00182595" style:font-size-asian="10.5pt" style:font-weight-asian="normal" style:font-size-complex="12pt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font-weight="normal" officeooo:rsid="001a6347" officeooo:paragraph-rsid="001a634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1dbc6" officeooo:paragraph-rsid="0021dbc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82595" officeooo:paragraph-rsid="000dcc5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22e7" officeooo:paragraph-rsid="002422e7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text-properties fo:font-weight="bold" officeooo:paragraph-rsid="000cf78f" style:font-weight-asian="bold" style:font-weight-complex="bold"/>
    </style:style>
    <style:style style:name="P33" style:family="paragraph" style:parent-style-name="Standard" style:list-style-name="L6">
      <style:text-properties officeooo:rsid="000fa406" officeooo:paragraph-rsid="000fa406"/>
    </style:style>
    <style:style style:name="P34" style:family="paragraph" style:parent-style-name="Standard" style:list-style-name="L7">
      <style:text-properties officeooo:rsid="001489bf" officeooo:paragraph-rsid="0014a9c5"/>
    </style:style>
    <style:style style:name="P35" style:family="paragraph" style:parent-style-name="Standard" style:list-style-name="L9">
      <style:paragraph-properties fo:text-align="start" style:justify-single-word="false"/>
      <style:text-properties fo:font-weight="normal" officeooo:rsid="0019b23b" officeooo:paragraph-rsid="0019b23b" style:font-weight-asian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weight="normal" officeooo:paragraph-rsid="001d55d8"/>
    </style:style>
    <style:style style:name="P37" style:family="paragraph" style:parent-style-name="Standard" style:list-style-name="L9">
      <style:paragraph-properties fo:text-align="start" style:justify-single-word="false"/>
      <style:text-properties fo:font-weight="normal" officeooo:paragraph-rsid="001f90ed"/>
    </style:style>
    <style:style style:name="P38" style:family="paragraph" style:parent-style-name="Standard" style:list-style-name="L9">
      <style:paragraph-properties fo:text-align="start" style:justify-single-word="false"/>
      <style:text-properties fo:font-weight="normal" officeooo:rsid="001fe937" officeooo:paragraph-rsid="001fe937"/>
    </style:style>
    <style:style style:name="P39" style:family="paragraph" style:parent-style-name="Standard" style:list-style-name="L9">
      <style:paragraph-properties fo:text-align="start" style:justify-single-word="false"/>
      <style:text-properties officeooo:paragraph-rsid="0021dbc6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025ca9a" officeooo:paragraph-rsid="0025ca9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26a458" officeooo:paragraph-rsid="0026a45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text-position="0% 100%" fo:font-size="12pt" fo:font-style="normal" style:text-underline-style="none" fo:font-weight="normal" officeooo:rsid="0026a458" officeooo:paragraph-rsid="0026a45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1">
      <style:paragraph-properties fo:text-align="start" style:justify-single-word="false"/>
      <style:text-properties style:text-position="0% 100%" fo:font-size="12pt" fo:font-style="normal" style:text-underline-style="none" fo:font-weight="normal" officeooo:rsid="002b2c29" officeooo:paragraph-rsid="002b2c2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332213" officeooo:paragraph-rsid="0033221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style:text-underline-style="solid" style:text-underline-width="auto" style:text-underline-color="font-color" fo:font-weight="normal" officeooo:rsid="00289ce2" officeooo:paragraph-rsid="00289ce2" style:font-weight-asian="normal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2b2c29" officeooo:paragraph-rsid="002b2c29" style:font-weight-asian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officeooo:rsid="002ffb16" officeooo:paragraph-rsid="002ffb16"/>
    </style:style>
    <style:style style:name="P48" style:family="paragraph" style:parent-style-name="Standard">
      <style:paragraph-properties fo:text-align="start" style:justify-single-word="false" fo:break-before="page"/>
      <style:text-properties style:text-position="0% 100%" fo:font-size="12pt" fo:font-style="normal" fo:font-weight="normal" officeooo:rsid="0025ca9a" officeooo:paragraph-rsid="0025ca9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f78f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dcc5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a9c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1dbc6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0dcc56" style:font-size-asian="10.5pt" style:font-size-complex="12pt"/>
    </style:style>
    <style:style style:name="T10" style:family="text">
      <style:text-properties fo:font-size="12pt" officeooo:rsid="000cf78f" style:font-size-asian="10.5pt" style:font-size-complex="12pt"/>
    </style:style>
    <style:style style:name="T11" style:family="text">
      <style:text-properties fo:font-size="12pt" officeooo:rsid="001c2f6e" style:font-size-asian="10.5pt" style:font-size-complex="12pt"/>
    </style:style>
    <style:style style:name="T12" style:family="text">
      <style:text-properties fo:font-size="12pt" officeooo:rsid="001ce56e" style:font-size-asian="10.5pt" style:font-size-complex="12pt"/>
    </style:style>
    <style:style style:name="T13" style:family="text">
      <style:text-properties fo:font-size="12pt" style:font-size-asian="10.5pt" style:font-weight-asian="normal" style:font-size-complex="12pt" style:font-weight-complex="normal"/>
    </style:style>
    <style:style style:name="T14" style:family="text">
      <style:text-properties fo:font-size="12pt" officeooo:rsid="001d55d8" style:font-size-asian="10.5pt" style:font-weight-asian="normal" style:font-size-complex="12pt" style:font-weight-complex="normal"/>
    </style:style>
    <style:style style:name="T15" style:family="text">
      <style:text-properties fo:font-size="12pt" officeooo:rsid="001daf2b" style:font-size-asian="10.5pt" style:font-weight-asian="normal" style:font-size-complex="12pt" style:font-weight-complex="normal"/>
    </style:style>
    <style:style style:name="T16" style:family="text">
      <style:text-properties fo:font-size="12pt" officeooo:rsid="001f90ed" style:font-size-asian="10.5pt" style:font-weight-asian="normal" style:font-size-complex="12pt" style:font-weight-complex="normal"/>
    </style:style>
    <style:style style:name="T17" style:family="text">
      <style:text-properties fo:font-size="12pt" fo:font-weight="bold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11058a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182595" style:font-size-asian="10.5pt" style:font-weight-asian="bold" style:font-size-complex="12pt" style:font-weight-complex="bold"/>
    </style:style>
    <style:style style:name="T20" style:family="text">
      <style:text-properties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21dbc6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2309a1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23b9bb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style:text-underline-style="none" fo:font-weight="normal" officeooo:rsid="002422e7" style:font-size-asian="10.5pt" style:font-weight-asian="normal" style:font-size-complex="12pt" style:font-weight-complex="normal"/>
    </style:style>
    <style:style style:name="T26" style:family="text">
      <style:text-properties fo:font-weight="bold" officeooo:rsid="000dcc56" style:font-weight-asian="bold" style:font-weight-complex="bold"/>
    </style:style>
    <style:style style:name="T27" style:family="text">
      <style:text-properties style:text-position="super 58%" fo:font-size="12pt" style:text-underline-style="none" fo:font-weight="normal" officeooo:rsid="002422e7" style:font-size-asian="10.5pt" style:font-weight-asian="normal" style:font-size-complex="12pt" style:font-weight-complex="normal"/>
    </style:style>
    <style:style style:name="T28" style:family="text">
      <style:text-properties style:text-position="super 58%" fo:font-size="12pt" fo:font-style="normal" fo:font-weight="normal" officeooo:rsid="002422e7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super 58%" fo:font-size="12pt" fo:font-style="normal" fo:font-weight="normal" officeooo:rsid="0025ca9a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0% 100%" fo:font-size="12pt" style:text-underline-style="none" fo:font-weight="normal" officeooo:rsid="002422e7" style:font-size-asian="10.5pt" style:font-weight-asian="normal" style:font-size-complex="12pt" style:font-weight-complex="normal"/>
    </style:style>
    <style:style style:name="T31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ize="12pt" fo:font-style="normal" fo:font-weight="normal" officeooo:rsid="002422e7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position="0% 100%" fo:font-size="12pt" fo:font-style="normal" fo:font-weight="normal" officeooo:rsid="0025ca9a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35" style:family="text">
      <style:text-properties style:text-position="0% 100%" fo:font-size="12pt" fo:font-style="normal" officeooo:rsid="0025ca9a" style:font-size-asian="10.5pt" style:font-style-asian="normal" style:font-size-complex="12pt" style:font-style-complex="normal"/>
    </style:style>
    <style:style style:name="T36" style:family="text">
      <style:text-properties style:text-position="0% 100%" fo:font-size="12pt" fo:font-style="normal" officeooo:rsid="00299433" style:font-size-asian="10.5pt" style:font-style-asian="normal" style:font-size-complex="12pt" style:font-style-complex="normal"/>
    </style:style>
    <style:style style:name="T37" style:family="text">
      <style:text-properties style:text-position="0% 100%" fo:font-size="12pt" fo:font-style="normal" officeooo:rsid="002c9d82" style:font-size-asian="10.5pt" style:font-style-asian="normal" style:font-size-complex="12pt" style:font-style-complex="normal"/>
    </style:style>
    <style:style style:name="T38" style:family="text">
      <style:text-properties style:text-position="0% 100%" fo:font-size="12pt" fo:font-style="normal" officeooo:rsid="00333a49" style:font-size-asian="10.5pt" style:font-style-asian="normal" style:font-size-complex="12pt" style:font-style-complex="normal"/>
    </style:style>
    <style:style style:name="T39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40" style:family="text">
      <style:text-properties style:text-position="0% 100%" fo:font-size="12pt" fo:font-style="normal" style:text-underline-style="none" officeooo:rsid="00299433" style:font-size-asian="10.5pt" style:font-style-asian="normal" style:font-size-complex="12pt" style:font-style-complex="normal"/>
    </style:style>
    <style:style style:name="T41" style:family="text">
      <style:text-properties style:text-position="0% 100%" fo:font-size="12pt" fo:font-style="normal" style:text-underline-style="none" officeooo:rsid="002b2c29" style:font-size-asian="10.5pt" style:font-style-asian="normal" style:font-size-complex="12pt" style:font-style-complex="normal"/>
    </style:style>
    <style:style style:name="T42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position="0% 100%" fo:font-size="12pt" fo:font-style="normal" style:text-underline-style="none" fo:font-weight="normal" officeooo:rsid="002ffb16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fo:font-size="12pt" fo:font-style="normal" style:text-underline-style="none" fo:font-weight="normal" officeooo:rsid="002c9d82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fo:font-size="12pt" fo:font-style="normal" style:text-underline-style="none" fo:font-weight="normal" officeooo:rsid="002eaa0d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fo:font-size="12pt" fo:font-style="normal" style:text-underline-style="none" fo:font-weight="normal" officeooo:rsid="002eab5e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0% 100%" fo:font-size="12pt" fo:font-style="normal" style:text-underline-style="none" fo:font-weight="normal" officeooo:rsid="00332213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 fo:font-size="12pt" fo:font-style="normal" style:text-underline-style="none" fo:font-weight="normal" officeooo:rsid="00333a49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position="0% 100%" fo:font-size="12pt" fo:font-style="normal" style:text-underline-style="solid" style:text-underline-width="auto" style:text-underline-color="font-color" fo:font-weight="normal" officeooo:rsid="002eab5e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position="0% 100%" fo:font-size="12pt" fo:font-style="normal" style:text-underline-style="solid" style:text-underline-width="auto" style:text-underline-color="font-color" fo:font-weight="normal" officeooo:rsid="002ffb16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officeooo:rsid="00333a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njevanje porabe racunskih virov</text:p>
      <text:p text:style-name="P1"/>
      <text:list xml:id="list3326550511" text:style-name="L1">
        <text:list-item>
          <text:p text:style-name="P14">racunski viri: <text:span text:style-name="T1">cas, prostor</text:span><text:span text:style-name="T2">, </text:span><text:span text:style-name="T3">energija ...</text:span></text:p>
        </text:list-item>
      </text:list>
      <text:list xml:id="list537880041" text:style-name="L2">
        <text:list-item>
          <text:p text:style-name="P15">poraba racunskega vira narasca, ce narasca velikost primerkov problema</text:p>
        </text:list-item>
        <text:list-item>
          <text:p text:style-name="P15">kako dolocamo porabo nekega vira, to je funkciji T in S za dani problem</text:p>
        </text:list-item>
      </text:list>
      <text:list xml:id="list2264345030" text:style-name="L3">
        <text:list-header>
          <text:p text:style-name="P32"><text:span text:style-name="T9">Dolocanje</text:span><text:span text:style-name="T10"> T:</text:span></text:p>
        </text:list-header>
      </text:list>
      <text:list xml:id="list2152668908" text:style-name="L4">
        <text:list-item>
          <text:p text:style-name="P16">merimo cas vseh ukazov, ki se izvedejo tekom poteka algoritma</text:p>
        </text:list-item>
        <text:list-item>
          <text:p text:style-name="P16">cas za izvedbo opazovanega ukaza je odvisen od: velikosti operandov, arhitekture procesorja, hitrosti prenosa podatkov, organizacije racunalnika, operacijskega sistema</text:p>
        </text:list-item>
        <text:list-item>
          <text:p text:style-name="P16">hitrost zgolj ocenimo, saj je odvisna od prevec dejavnikov vezanih na uporabnikovo napravo</text:p>
        </text:list-item>
      </text:list>
      <text:p text:style-name="P2"><text:tab/><text:tab/><text:span text:style-name="T26">Dolocanje S:</text:span></text:p>
      <text:list xml:id="list1112390931" text:style-name="L5">
        <text:list-item>
          <text:p text:style-name="P17">koliko najvec prostora porabi algoritem tekom izvajanja</text:p>
        </text:list-item>
        <text:list-item>
          <text:p text:style-name="P17">tudi S ne meri najbolj natancno</text:p>
        </text:list-item>
      </text:list>
      <text:p text:style-name="P18"><text:tab/></text:p>
      <text:list xml:id="list2906953621" text:style-name="L6">
        <text:list-item>
          <text:p text:style-name="P33"><text:span text:style-name="T5">T </text:span><text:span text:style-name="T4">oceni kot funkcijo velikosti primerov, iscemo T = f(n), da pokaze narascanje casa izvedbe algoritma glede na stevilo primerov</text:span></text:p>
        </text:list-item>
      </text:list>
      <text:p text:style-name="P20"/>
      <text:p text:style-name="P10"><text:span text:style-name="T4"><text:tab/></text:span><text:span text:style-name="T17">Kako smiselno oceni</text:span><text:span text:style-name="T18">ti</text:span><text:span text:style-name="T17"> T kot funkcijo f(n)?</text:span></text:p>
      <text:list xml:id="list3343565776" text:style-name="L7">
        <text:list-item>
          <text:p text:style-name="P21">f(n) naj ne bo prevec natancna in pregroba</text:p>
        </text:list-item>
        <text:list-item>
          <text:p text:style-name="P22">zadovoljimo se, ce uspemo f(n) cimbolje “omejiti” navzdol in navzgor</text:p>
        </text:list-item>
        <text:list-item>
          <text:p text:style-name="P34"><text:span text:style-name="T4">dolocimo dve funkciji. g(n) navzgor doloca cas, h(n) pa navzdo</text:span><text:span text:style-name="T6">l</text:span></text:p>
        </text:list-item>
        <text:list-item>
          <text:p text:style-name="P23">pri tem se dodatno popustimo: ne zahtevamo na h(n) in g(n) veljata za vse primere;</text:p>
        </text:list-item>
      </text:list>
      <text:p text:style-name="P24"><text:tab/><text:tab/>zahtevamo pa, da od nekega nja naprej veljata za vse n-je (slejkoprej veljata)</text:p>
      <text:list xml:id="list1930663198" text:style-name="L8">
        <text:list-item>
          <text:p text:style-name="P25">zanima nas vedenje T pri velikem n-ju</text:p>
        </text:list-item>
      </text:list>
      <text:p text:style-name="P26"/>
      <text:p text:style-name="P4"><text:span text:style-name="T5"><text:tab/></text:span><text:span text:style-name="T19">Asimptoticna rast funkcij</text:span></text:p>
      <text:list xml:id="list1880071948" text:style-name="L9">
        <text:list-item>
          <text:p text:style-name="P27">funkcija f(n) je asimptoticno omejena navzgor z g(n), ce (obstaja c&gt;0, n0&gt;0)(vsak n &gt;= n0) [f(n) &lt;= c*g(n)]</text:p>
        </text:list-item>
        <text:list-item>
          <text:p text:style-name="P28">to oznacimo z f(n) = O(g(n))</text:p>
        </text:list-item>
        <text:list-item>
          <text:p text:style-name="P35"><text:span text:style-name="T8">funkcija f(n) je asimptoticno omejena navzdol z h(n), ce (obstaja d&gt;0, n</text:span><text:span text:style-name="T12">1</text:span><text:span text:style-name="T8">&gt;0)(vsak n&gt;=n</text:span><text:span text:style-name="T12">1</text:span><text:span text:style-name="T8">)[f(n) </text:span><text:span text:style-name="T11">&gt;</text:span><text:span text:style-name="T8">= d * h(n)]</text:span></text:p>
        </text:list-item>
        <text:list-item>
          <text:p text:style-name="P36"><text:span text:style-name="T14">to oznacimo z </text:span><text:span text:style-name="T15">f(n) = </text:span><text:span text:style-name="T13">Ω</text:span><text:span text:style-name="T14">(</text:span><text:span text:style-name="T15">h(</text:span><text:span text:style-name="T14">n)</text:span><text:span text:style-name="T15">)</text:span></text:p>
        </text:list-item>
        <text:list-item>
          <text:p text:style-name="P37"><text:span text:style-name="T15">f</text:span><text:span text:style-name="T16">unkcija f(n) je asimptoticno enaka funkciji k(n), ce f(n) = O(k(n)) in f(n) = </text:span><text:span text:style-name="T13">Ω</text:span><text:span text:style-name="T16">(k(n))</text:span></text:p>
          <text:p text:style-name="P38"><text:span text:style-name="T16">o</text:span><text:span text:style-name="T13">ziroma (obstaja e1, e2&gt;0, n2&gt;0)(vsak n&gt;=n2)(e1*k(n)&lt;=f(n) &lt;= e2*k(n))</text:span></text:p>
        </text:list-item>
        <text:list-item>
          <text:p text:style-name="P39"><text:span text:style-name="T7">to oznacimo z f(n) = </text:span><text:span text:style-name="T20">θ</text:span><text:span text:style-name="T22">(k(n))</text:span></text:p>
        </text:list-item>
      </text:list>
      <text:p text:style-name="P29"/>
      <text:p text:style-name="P5"><text:span text:style-name="T22">D</text:span><text:span text:style-name="T23">N: dokazi: ce f(n) = </text:span><text:span text:style-name="T21">θ</text:span><text:span text:style-name="T23">(</text:span><text:span text:style-name="T24">g(</text:span><text:span text:style-name="T23">n</text:span><text:span text:style-name="T24">)</text:span><text:span text:style-name="T23">), potem obstaja n0, c, C&gt;0, da velja: 0&lt;C&lt;=f(n)/g(n) &lt;C, za vsak n &gt;= n0</text:span></text:p>
      <text:p text:style-name="P30"/>
      <text:p text:style-name="P11"><text:span text:style-name="T5">P</text:span><text:span text:style-name="T4">rimeri:</text:span></text:p>
      <text:p text:style-name="P31"/>
      <text:p text:style-name="P6"><text:span text:style-name="T25">1. f(n) = ½ * n * (n+1) = ½*n</text:span><text:span text:style-name="T27">2</text:span><text:span text:style-name="T30"> + 1/2*n = 1/2*n</text:span><text:span text:style-name="T27">2</text:span><text:span text:style-name="T30">(1+1/n) → 1/2*n</text:span><text:span text:style-name="T27">2</text:span><text:span text:style-name="T30"> = </text:span><text:span text:style-name="T31">θ</text:span><text:span text:style-name="T32">(n</text:span><text:span text:style-name="T28">2</text:span><text:span text:style-name="T32">)</text:span></text:p>
      <text:p text:style-name="P6"><text:span text:style-name="T32">2. </text:span><text:span text:style-name="T33">n! = n(n-1) =/ stirling: </text:span><text:span text:style-name="T33"><draw:frame draw:style-name="fr1" draw:name="Object1" text:anchor-type="as-char" svg:y="-0.1626in" svg:width="0.628in" svg:height="0.19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3">* (n/e)</text:span><text:span text:style-name="T29">n</text:span><text:span text:style-name="T33"> /= O(n</text:span><text:span text:style-name="T29">n+1/2</text:span><text:span text:style-name="T33">); </text:span><text:span text:style-name="T31">Ω</text:span><text:span text:style-name="T33"> (</text:span><text:span text:style-name="T33"><draw:frame draw:style-name="fr1" draw:name="Object2" text:anchor-type="as-char" svg:y="-0.2681in" svg:width="0.6035in" svg:height="0.44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3">)</text:span></text:p>
      <text:p text:style-name="P48"/>
      <text:p text:style-name="P40"/>
      <text:p text:style-name="P3"><text:span text:style-name="T35">O</text:span><text:span text:style-name="T34">cenjevanje porabe casa</text:span></text:p>
      <text:p text:style-name="P41">Poenostavitve:</text:p>
      <text:list xml:id="list1198173063" text:style-name="L10">
        <text:list-item>
          <text:p text:style-name="P42">vsi ukazi zahtevajo enak cas (uniforma casa)</text:p>
        </text:list-item>
        <text:list-item>
          <text:p text:style-name="P45"><text:span text:style-name="T39">vcasih kak ukaz zanemarimo </text:span><text:span text:style-name="T40">(npr. kadar stejemo mnozenja, </text:span><text:span text:style-name="T41">lahko ignoramo sestevanja</text:span></text:p>
        </text:list-item>
      </text:list>
      <text:p text:style-name="P12"><text:span text:style-name="T36">Z</text:span><text:span text:style-name="T34">anke:</text:span></text:p>
      <text:list xml:id="list385546856" text:style-name="L11">
        <text:list-item>
          <text:p text:style-name="P43">pojavijo se vrste</text:p>
        </text:list-item>
        <text:list-item>
          <text:p text:style-name="P46"><text:span text:style-name="T34"><draw:frame draw:style-name="fr1" draw:name="Object3" text:anchor-type="as-char" svg:y="-0.2807in" svg:width="0.4346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4">, </text:span><text:span text:style-name="T37">n je stevilo ponovitev, Ti je cas za izvedbo ite ponovitve telesa</text:span></text:p>
        </text:list-item>
      </text:list>
      <text:p text:style-name="P7"><text:span text:style-name="T44">D</text:span><text:span text:style-name="T45">N: dokazi: </text:span><text:span text:style-name="T45"><draw:frame draw:style-name="fr1" draw:name="Object4" text:anchor-type="as-char" svg:y="-0.2437in" svg:width="0.4484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6">= ?</text:span></text:p>
      <text:p text:style-name="P7"><text:span text:style-name="T49">R</text:span><text:span text:style-name="T50">ekurzivne enacbe</text:span><text:span text:style-name="T43">:</text:span></text:p>
      <text:list xml:id="list3564763037" text:style-name="L12">
        <text:list-item>
          <text:p text:style-name="P47"><text:span text:style-name="T43">p</text:span><text:span text:style-name="T42">rogram, ki je rekurziven, porodi funkcijo T(n), ki jo najlazje definiramo kot rekurzivno</text:span></text:p>
        </text:list-item>
      </text:list>
      <text:p text:style-name="P44">Npr: T(n) = { b, ce n = 1</text:p>
      <text:p text:style-name="P13"><text:span text:style-name="T34"><text:tab/><text:tab/>aT(</text:span><text:span text:style-name="T34"><draw:frame draw:style-name="fr1" draw:name="Object5" text:anchor-type="as-char" svg:y="-0.2437in" svg:width="0.8902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4">)</text:span></text:p>
      <text:p text:style-name="P8"><text:span text:style-name="T47"><text:s text:c="8"/></text:span><text:span text:style-name="T48">T(n) = { </text:span><text:span text:style-name="T38">θ</text:span><text:span text:style-name="T48">(</text:span><text:span text:style-name="T48"><draw:frame draw:style-name="fr1" draw:name="Object6" text:anchor-type="as-char" svg:y="-0.172in" svg:width="0.2102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8">, a &lt; c)</text:span></text:p>
      <text:p text:style-name="P9"><text:span text:style-name="T48"><text:tab/> <text:s text:c="9"/>θ</text:span><draw:frame draw:style-name="fr1" draw:name="Object7" text:anchor-type="as-char" svg:y="-0.172in" svg:width="0.5244in" svg:height="0.207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51">a &lt; </text:span><text:span text:style-name="T51"><draw:frame draw:style-name="fr1" draw:name="Object8" text:anchor-type="as-char" svg:y="-0.172in" svg:width="0.2075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48"><text:tab/><text:tab/>θ</text:span><text:span text:style-name="T48"><draw:frame draw:style-name="fr1" draw:name="Object9" text:anchor-type="as-char" svg:y="-0.172in" svg:width="0.389in" svg:height="0.207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8">, a &gt; </text:span><text:span text:style-name="T48"><draw:frame draw:style-name="fr1" draw:name="Object10" text:anchor-type="as-char" svg:y="-0.172in" svg:width="0.2075in" svg:height="0.207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19:04.758151000</meta:creation-date>
    <dc:date>2019-02-20T23:48:20.885346552</dc:date>
    <meta:editing-duration>PT2H11M28S</meta:editing-duration>
    <meta:editing-cycles>35</meta:editing-cycles>
    <meta:generator>LibreOffice/6.1.4.2$Linux_X86_64 LibreOffice_project/10$Build-2</meta:generator>
    <meta:document-statistic meta:table-count="0" meta:image-count="0" meta:object-count="10" meta:page-count="2" meta:paragraph-count="47" meta:word-count="420" meta:character-count="2390" meta:non-whitespace-character-count="2011"/>
  </office:meta>
</office:document-meta>
</file>

<file path=Object 1/content.xml><?xml version="1.0" encoding="utf-8"?>
<math xmlns="http://www.w3.org/1998/Math/MathML" display="block">
  <semantics>
    <msqrt>
      <mrow>
        <mn>2</mn>
        <mrow>
          <mi mathvariant="italic">pi</mi>
          <mo stretchy="false">∗</mo>
          <mi>n</mi>
        </mrow>
      </mrow>
    </msqrt>
    <annotation encoding="StarMath 5.0">sqrt{2pi *n} </annotation>
  </semantics>
</math>
</file>

<file path=Object 10/content.xml><?xml version="1.0" encoding="utf-8"?>
<math xmlns="http://www.w3.org/1998/Math/MathML" display="block">
  <semantics>
    <msup>
      <mi>c</mi>
      <mi>r</mi>
    </msup>
    <annotation encoding="StarMath 5.0">c^r</annotation>
  </semantics>
</math>
</file>

<file path=Object 2/content.xml><?xml version="1.0" encoding="utf-8"?>
<math xmlns="http://www.w3.org/1998/Math/MathML" display="block">
  <semantics>
    <mfrac>
      <mrow>
        <msup>
          <mi>n</mi>
          <mi>n</mi>
        </msup>
        <mo stretchy="false">+</mo>
        <mrow>
          <mn>1</mn>
          <mo stretchy="false">/</mo>
          <mn>2</mn>
        </mrow>
      </mrow>
      <msup>
        <mn>3</mn>
        <mi>n</mi>
      </msup>
    </mfrac>
    <annotation encoding="StarMath 5.0">{n^n+1/2} over {3^n} 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i mathvariant="italic">Ti</mi>
    </mrow>
    <annotation encoding="StarMath 5.0">sum from{i=1} to{n} Ti 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 mathvariant="normal">∞</mi>
      </munderover>
      <mfrac>
        <mi>i</mi>
        <msup>
          <mn>2</mn>
          <mi>i</mi>
        </msup>
      </mfrac>
    </mrow>
    <annotation encoding="StarMath 5.0">sum from{i=1} to{infinity} {i over 2^i} </annotation>
  </semantics>
</math>
</file>

<file path=Object 5/content.xml><?xml version="1.0" encoding="utf-8"?>
<math xmlns="http://www.w3.org/1998/Math/MathML" display="block">
  <semantics>
    <mrow>
      <mrow>
        <mfrac>
          <mi>n</mi>
          <mi>c</mi>
        </mfrac>
        <mo stretchy="false">+</mo>
        <msup>
          <mi mathvariant="italic">bn</mi>
          <mi>r</mi>
        </msup>
      </mrow>
      <mi>,</mi>
      <mrow>
        <mi>n</mi>
        <mo stretchy="false">&gt;</mo>
        <mn>1</mn>
      </mrow>
    </mrow>
    <annotation encoding="StarMath 5.0">n over c + bn^r, n&gt; 1</annotation>
  </semantics>
</math>
</file>

<file path=Object 6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7/content.xml><?xml version="1.0" encoding="utf-8"?>
<math xmlns="http://www.w3.org/1998/Math/MathML" display="block">
  <semantics>
    <mrow>
      <msup>
        <mi>n</mi>
        <mi>r</mi>
      </msup>
      <mi mathvariant="italic">logn</mi>
    </mrow>
    <annotation encoding="StarMath 5.0">n^r logn</annotation>
  </semantics>
</math>
</file>

<file path=Object 8/content.xml><?xml version="1.0" encoding="utf-8"?>
<math xmlns="http://www.w3.org/1998/Math/MathML" display="block">
  <semantics>
    <msup>
      <mi>c</mi>
      <mi>r</mi>
    </msup>
    <annotation encoding="StarMath 5.0">c^r</annotation>
  </semantics>
</math>
</file>

<file path=Object 9/content.xml><?xml version="1.0" encoding="utf-8"?>
<math xmlns="http://www.w3.org/1998/Math/MathML" display="block">
  <semantics>
    <msup>
      <mi>n</mi>
      <mi mathvariant="italic">logca</mi>
    </msup>
    <annotation encoding="StarMath 5.0">n^logca</annotation>
  </semantics>
</math>
</file>